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4098" officeooo:paragraph-rsid="00114098"/>
    </style:style>
    <style:style style:name="P2" style:family="paragraph" style:parent-style-name="Standard">
      <style:text-properties officeooo:rsid="0012f76b" officeooo:paragraph-rsid="0012f76b"/>
    </style:style>
    <style:style style:name="P3" style:family="paragraph" style:parent-style-name="Standard">
      <style:text-properties officeooo:rsid="00136dee" officeooo:paragraph-rsid="00136dee"/>
    </style:style>
    <style:style style:name="T1" style:family="text">
      <style:text-properties officeooo:rsid="0012f7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1)</text:p>
      <text:p text:style-name="P2"/>
      <text:p text:style-name="P2">c -</text:p>
      <text:p text:style-name="P3">d is wrong</text:p>
      <text:p text:style-name="P3">a and c correct!</text:p>
      <text:p text:style-name="P1"/>
      <text:p text:style-name="P1">2)</text:p>
      <text:p text:style-name="P1"/>
      <text:p text:style-name="P1">a - b<text:span text:style-name="T1"> (x)</text:span></text:p>
      <text:p text:style-name="P3">c</text:p>
      <text:p text:style-name="P3">c and d correct!</text:p>
      <text:p text:style-name="P1"/>
      <text:p text:style-name="P1"/>
      <text:p text:style-name="P1">3)</text:p>
      <text:p text:style-name="P1"/>
      <text:p text:style-name="P1">a</text:p>
      <text:p text:style-name="P1"/>
      <text:p text:style-name="P1">4)</text:p>
      <text:p text:style-name="P1"/>
      <text:p text:style-name="P1"/>
      <text:p text:style-name="P3">d</text:p>
      <text:p text:style-name="P1"/>
      <text:p text:style-name="P1">5)</text:p>
      <text:p text:style-name="P3">c - e - g - h (e,g,h wrong), a is wrong, d is wrong</text:p>
      <text:p text:style-name="P2">c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4T19:15:29.217000000</meta:creation-date>
    <dc:date>2020-06-14T19:44:49.358000000</dc:date>
    <meta:editing-duration>PT8M57S</meta:editing-duration>
    <meta:editing-cycles>1</meta:editing-cycles>
    <meta:document-statistic meta:table-count="0" meta:image-count="0" meta:object-count="0" meta:page-count="1" meta:paragraph-count="15" meta:word-count="41" meta:character-count="120" meta:non-whitespace-character-count="93"/>
    <meta:generator>LibreOffice/6.3.3.2$Windows_X86_64 LibreOffice_project/a64200df03143b798afd1ec74a12ab50359878ed</meta:generator>
  </office:meta>
</office:document-meta>
</file>